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ieldingServletFilter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hieldingServletFilter.init( Filter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hieldingServletFilter.doFilter( ServletRequest request , ServletResponse response , Filter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